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auto-grow-height="false" fo:min-height="0.919cm" fo:min-width="0.847cm" fo:wrap-option="no-wrap"/>
    </style:style>
    <style:style style:name="gr2" style:family="graphic" style:parent-style-name="standard">
      <style:graphic-properties draw:textarea-horizontal-align="center" draw:textarea-vertical-align="middle" draw:auto-grow-height="false" fo:min-height="0.856cm" fo:min-width="0.847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80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1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3cm" fo:min-width="0.6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5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6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313cm"/>
    </style:style>
    <style:style style:name="gr12" style:family="graphic" style:parent-style-name="standard">
      <style:graphic-properties svg:stroke-color="#ff3333" draw:fill-color="#ff3333" draw:textarea-horizontal-align="justify" draw:textarea-vertical-align="middle" draw:auto-grow-height="false" fo:min-height="1.906cm" fo:min-width="1.656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1.906cm" fo:min-width="1.656cm"/>
    </style:style>
    <style:style style:name="gr14" style:family="graphic" style:parent-style-name="standard">
      <style:graphic-properties svg:stroke-color="#009900" draw:fill-color="#009900" draw:textarea-horizontal-align="justify" draw:textarea-vertical-align="middle" draw:auto-grow-height="false" fo:min-height="1.906cm" fo:min-width="1.656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906cm" fo:min-width="1.656cm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8" style:family="graphic" style:parent-style-name="standard">
      <style:graphic-properties svg:stroke-color="#ff3333" draw:textarea-horizontal-align="center" draw:textarea-vertical-align="middle" draw:auto-grow-height="false" fo:min-height="0.919cm" fo:min-width="0.847cm" fo:wrap-option="no-wrap"/>
    </style:style>
    <style:style style:name="gr1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321cm" fo:min-width="2.606cm"/>
    </style:style>
    <style:style style:name="gr21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1.401cm" fo:min-width="0cm"/>
    </style:style>
    <style:style style:name="gr22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0.766cm" fo:min-width="0cm"/>
    </style:style>
    <style:style style:name="gr23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svg:stroke-width="0.102cm" svg:stroke-color="#000000" draw:marker-start="Arrow" draw:marker-start-width="0.61cm" draw:marker-end-width="0.509cm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0.893cm" fo:min-width="0cm"/>
    </style:style>
    <style:style style:name="gr26" style:family="graphic" style:parent-style-name="standard">
      <style:graphic-properties svg:stroke-color="#00ccff" draw:fill-color="#ffffff" draw:textarea-horizontal-align="center" draw:textarea-vertical-align="middle" draw:auto-grow-height="false" fo:min-height="0.919cm" fo:min-width="0.847cm" fo:wrap-option="no-wrap"/>
    </style:style>
    <style:style style:name="gr27" style:family="graphic" style:parent-style-name="objectwithoutfill">
      <style:graphic-properties svg:stroke-color="#00ccff" draw:marker-end="Arrow" draw:marker-end-width="0.3cm" draw:fill="none" draw:fill-color="#ffffff" draw:textarea-vertical-align="middle"/>
    </style:style>
    <style:style style:name="gr28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1.321cm" fo:min-width="2.606cm"/>
    </style:style>
    <style:style style:name="gr29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1.02cm" fo:min-width="2.809cm"/>
    </style:style>
    <style:style style:name="gr30" style:family="graphic" style:parent-style-name="standard">
      <style:graphic-properties svg:stroke-width="0.102cm" svg:stroke-color="#000000" draw:marker-start="Arrow" draw:marker-start-width="0.61cm" draw:marker-end-width="0.509cm" draw:fill-color="#ffffff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1.321cm" fo:min-width="2.402cm"/>
    </style:style>
    <style:style style:name="gr33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0cm" fo:min-width="2.809cm"/>
    </style:style>
    <style:style style:name="gr34" style:family="graphic" style:parent-style-name="standard">
      <style:graphic-properties svg:stroke-color="#009900" draw:textarea-horizontal-align="center" draw:textarea-vertical-align="middle" draw:auto-grow-height="false" fo:min-height="0.919cm" fo:min-width="0.847cm" fo:wrap-option="no-wrap"/>
    </style:style>
    <style:style style:name="gr35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99ff66" draw:fill="none" draw:fill-color="#ffffff" draw:textarea-horizontal-align="left" draw:auto-grow-height="true" draw:auto-grow-width="true" fo:min-height="1.321cm" fo:min-width="2.606cm"/>
    </style:style>
    <style:style style:name="gr37" style:family="graphic" style:parent-style-name="standard">
      <style:graphic-properties draw:stroke="none" svg:stroke-color="#99ff66" draw:fill="none" draw:fill-color="#ffffff" draw:textarea-horizontal-align="left" draw:auto-grow-height="true" draw:auto-grow-width="false" fo:min-height="0.766cm" fo:min-width="0cm"/>
    </style:style>
    <style:style style:name="gr38" style:family="graphic" style:parent-style-name="standard">
      <style:graphic-properties draw:stroke="none" svg:stroke-color="#009900" draw:fill="none" draw:fill-color="#ffffff" draw:textarea-horizontal-align="left" draw:auto-grow-height="true" draw:auto-grow-width="false" fo:min-height="0.881cm" fo:min-width="0cm"/>
    </style:style>
    <style:style style:name="gr39" style:family="graphic" style:parent-style-name="standard">
      <style:graphic-properties draw:stroke="none" svg:stroke-color="#009900" draw:fill="none" draw:fill-color="#ffffff" draw:textarea-horizontal-align="left" draw:auto-grow-height="true" draw:auto-grow-width="false" fo:min-height="1.401cm" fo:min-width="0cm"/>
    </style:style>
    <style:style style:name="gr40" style:family="graphic" style:parent-style-name="standard">
      <style:graphic-properties draw:stroke="none" svg:stroke-color="#99ff66" draw:fill="none" draw:fill-color="#ffffff" draw:textarea-horizontal-align="left" draw:auto-grow-height="true" draw:auto-grow-width="true" fo:min-height="1.112cm" fo:min-width="2.606cm"/>
    </style:style>
    <style:style style:name="gr41" style:family="graphic" style:parent-style-name="standard">
      <style:graphic-properties svg:stroke-color="#000000" draw:textarea-horizontal-align="justify" draw:textarea-vertical-align="middle" draw:auto-grow-height="false" fo:min-height="0.892cm" fo:min-width="1.784cm"/>
    </style:style>
    <style:style style:name="gr42" style:family="graphic" style:parent-style-name="standard">
      <style:graphic-properties svg:stroke-color="#000000" draw:textarea-horizontal-align="center" draw:textarea-vertical-align="middle" draw:auto-grow-height="false" fo:min-height="0.919cm" fo:min-width="0.847cm" fo:wrap-option="no-wrap"/>
    </style:style>
    <style:style style:name="gr43" style:family="graphic" style:parent-style-name="standard">
      <style:graphic-properties svg:stroke-color="#000000" draw:textarea-horizontal-align="center" draw:textarea-vertical-align="middle" draw:auto-grow-height="false" fo:min-height="0.918cm" fo:min-width="0.847cm" fo:wrap-option="no-wrap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1cm" fo:min-width="2.60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8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cm" fo:min-width="2.60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1.7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8pt" style:font-size-complex="18pt"/>
    </style:style>
    <style:style style:name="P3" style:family="paragraph">
      <loext:graphic-properties draw:fill="none" draw:fill-color="#ffffff"/>
      <style:text-properties style:font-name="Ubuntu1" fo:font-size="8pt" style:font-size-asian="18pt" style:font-size-complex="18pt"/>
    </style:style>
    <style:style style:name="P4" style:family="paragraph">
      <loext:graphic-properties draw:fill="none" draw:fill-color="#ffffff"/>
      <style:text-properties style:font-name="Ubuntu1" fo:font-size="11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Ubuntu1" fo:font-size="8pt" style:font-size-asian="18pt" style:font-size-complex="18pt"/>
    </style:style>
    <style:style style:name="P6" style:family="paragraph">
      <loext:graphic-properties draw:fill="none" draw:fill-color="#ffffff"/>
      <style:text-properties style:font-name="Ubuntu1" fo:font-size="10.5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Ubuntu1" fo:font-size="10.5pt" style:font-size-asian="18pt" style:font-size-complex="18pt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-color="#00ccff"/>
      <style:paragraph-properties fo:text-align="center"/>
    </style:style>
    <style:style style:name="P10" style:family="paragraph">
      <loext:graphic-properties draw:fill-color="#0099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end"/>
    </style:style>
    <style:style style:name="P13" style:family="paragraph">
      <loext:graphic-properties draw:fill-color="#ffffff"/>
      <style:paragraph-properties fo:text-align="center"/>
      <style:text-properties fo:font-size="10.5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style:font-name="Ubuntu1" fo:font-size="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/>
      <style:text-properties fo:font-size="10.5pt"/>
    </style:style>
    <style:style style:name="P18" style:family="paragraph">
      <style:text-properties fo:font-size="11pt"/>
    </style:style>
    <style:style style:name="P19" style:family="paragraph">
      <style:text-properties fo:font-size="8pt"/>
    </style:style>
    <style:style style:name="P20" style:family="paragraph">
      <style:paragraph-properties fo:text-align="center"/>
      <style:text-properties style:font-name="Ubuntu1" fo:font-size="10.5pt" style:font-size-asian="18pt" style:font-size-complex="18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style:font-name="Ubuntu1" fo:font-size="11pt" style:font-size-asian="18pt" style:font-size-complex="18pt"/>
    </style:style>
    <style:style style:name="T3" style:family="text">
      <style:text-properties style:font-name="Ubuntu1" fo:font-size="10.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1.651cm" svg:x="4.547cm" svg:y="1.372cm">
          <text:p text:style-name="P1"><text:span text:style-name="T1">PLLOAD</text:span></text:p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905cm" svg:height="1.651cm" svg:x="7.849cm" svg:y="1.372cm">
          <text:p text:style-name="P1"><text:span text:style-name="T1">NEXT</text:span></text:p>
          <text:p text:style-name="P1"><text:span text:style-name="T1">I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05cm" svg:height="1.651cm" svg:x="10.963cm" svg:y="1.372cm">
          <text:p text:style-name="P1"><text:span text:style-name="T1">NEXT</text:span></text:p>
          <text:p text:style-name="P1"><text:span text:style-name="T1">IR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905cm" svg:height="1.651cm" svg:x="14.392cm" svg:y="1.372cm">
          <text:p text:style-name="P1"><text:span text:style-name="T1">NEXT</text:span></text:p>
          <text:p text:style-name="P1"><text:span text:style-name="T1">I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905cm" svg:height="1.564cm" svg:x="17.374cm" svg:y="4.547cm">
          <text:p text:style-name="P1"><text:span text:style-name="T1">OP</text:span></text:p>
          <text:p text:style-name="P1"><text:span text:style-name="T1">DEC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905cm" svg:height="1.651cm" svg:x="2.896cm" svg:y="6.706cm">
          <text:p text:style-name="P1"><text:span text:style-name="T1">INC</text:span></text:p>
          <text:p text:style-name="P1"><text:span text:style-name="T1">PC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48cm" svg:height="1.131cm" svg:x="4.185cm" svg:y="3.15cm">
          <draw:text-box>
            <text:p><text:span text:style-name="T2">PCReset=1</text:span></text:p>
          </draw:text-box>
        </draw:frame>
        <draw:frame draw:style-name="gr3" draw:text-style-name="P3" draw:layer="layout" svg:width="2.767cm" svg:height="1.131cm" svg:x="7.495cm" svg:y="3.15cm">
          <draw:text-box>
            <text:p><text:span text:style-name="T2">PCBusW=1</text:span></text:p>
            <text:p><text:span text:style-name="T2"/></text:p>
          </draw:text-box>
        </draw:frame>
        <draw:frame draw:style-name="gr4" draw:text-style-name="P4" draw:layer="layout" svg:width="3.309cm" svg:height="1.571cm" svg:x="10.262cm" svg:y="3.035cm">
          <draw:text-box>
            <text:p><text:span text:style-name="T2">MARBusR=1</text:span></text:p>
            <text:p><text:span text:style-name="T2">MemMode=Out</text:span></text:p>
            <text:p><text:span text:style-name="T2">MDRMemR =1</text:span></text:p>
          </draw:text-box>
        </draw:frame>
        <draw:frame draw:style-name="gr4" draw:text-style-name="P4" draw:layer="layout" svg:width="3.309cm" svg:height="1.131cm" svg:x="14.192cm" svg:y="3.277cm">
          <draw:text-box>
            <text:p><text:span text:style-name="T2">MemMode=Out</text:span></text:p>
            <text:p><text:span text:style-name="T2">MDRMemR=1</text:span></text:p>
          </draw:text-box>
        </draw:frame>
        <draw:connector draw:style-name="gr5" draw:text-style-name="P5" draw:layer="layout" svg:x1="6.452cm" svg:y1="2.198cm" svg:x2="7.849cm" svg:y2="2.197cm" draw:start-shape="id1" draw:start-glue-point="10" draw:end-shape="id2" draw:end-glue-point="3" svg:d="M6452 2198h698v-1h699" svg:viewBox="0 0 1398 2">
          <text:p/>
        </draw:connector>
        <draw:connector draw:style-name="gr5" draw:text-style-name="P5" draw:layer="layout" svg:x1="9.754cm" svg:y1="2.198cm" svg:x2="10.963cm" svg:y2="2.197cm" draw:start-shape="id2" draw:start-glue-point="10" draw:end-shape="id3" draw:end-glue-point="3" svg:d="M9754 2198h604v-1h605" svg:viewBox="0 0 1210 2">
          <text:p/>
        </draw:connector>
        <draw:connector draw:style-name="gr5" draw:text-style-name="P5" draw:layer="layout" svg:x1="12.868cm" svg:y1="2.198cm" svg:x2="14.392cm" svg:y2="2.198cm" draw:start-shape="id3" draw:start-glue-point="10" draw:end-shape="id4" draw:end-glue-point="6" svg:d="M12868 2198h1524" svg:viewBox="0 0 1525 1">
          <text:p/>
        </draw:connector>
        <draw:line draw:style-name="gr5" draw:text-style-name="P5" draw:layer="layout" svg:x1="8.484cm" svg:y1="16.739cm" svg:x2="8.484cm" svg:y2="19.787cm">
          <text:p/>
        </draw:line>
        <draw:frame draw:style-name="gr6" draw:text-style-name="P6" draw:layer="layout" svg:width="1.653cm" svg:height="0.67cm" svg:x="7.595cm" svg:y="7.805cm">
          <draw:text-box>
            <text:p><text:span text:style-name="T3">(OP&lt;8)</text:span></text:p>
          </draw:text-box>
        </draw:frame>
        <draw:frame draw:style-name="gr7" draw:text-style-name="P6" draw:layer="layout" svg:width="1.179cm" svg:height="0.67cm" svg:x="11.623cm" svg:y="7.595cm">
          <draw:text-box>
            <text:p><text:span text:style-name="T3">(LD)</text:span></text:p>
          </draw:text-box>
        </draw:frame>
        <draw:frame draw:style-name="gr8" draw:text-style-name="P6" draw:layer="layout" svg:width="1.137cm" svg:height="0.762cm" svg:x="15.215cm" svg:y="7.595cm">
          <draw:text-box>
            <text:p><text:span text:style-name="T3">(ST)</text:span></text:p>
          </draw:text-box>
        </draw:frame>
        <draw:line draw:style-name="gr5" draw:text-style-name="P5" draw:layer="layout" svg:x1="12.167cm" svg:y1="13.945cm" svg:x2="12.167cm" svg:y2="19.787cm">
          <text:p/>
        </draw:line>
        <draw:line draw:style-name="gr5" draw:text-style-name="P5" draw:layer="layout" svg:x1="15.85cm" svg:y1="14.072cm" svg:x2="15.85cm" svg:y2="19.914cm">
          <text:p/>
        </draw:line>
        <draw:connector draw:style-name="gr5" draw:text-style-name="P5" draw:layer="layout" svg:x1="3.849cm" svg:y1="6.706cm" svg:x2="4.547cm" svg:y2="2.198cm" draw:start-shape="id5" draw:start-glue-point="4" draw:end-shape="id1" draw:end-glue-point="6" svg:d="M3849 6706v-4508h698" svg:viewBox="0 0 699 4509">
          <text:p/>
        </draw:connector>
        <draw:frame draw:style-name="gr9" draw:text-style-name="P6" draw:layer="layout" svg:width="1.027cm" svg:height="0.675cm" svg:x="19.649cm" svg:y="7.555cm">
          <draw:text-box>
            <text:p><text:span text:style-name="T3">(LI)</text:span></text:p>
          </draw:text-box>
        </draw:frame>
        <draw:frame draw:style-name="gr10" draw:text-style-name="P6" draw:layer="layout" svg:width="2.178cm" svg:height="0.67cm" svg:x="4.274cm" svg:y="6.036cm">
          <draw:text-box>
            <text:p><text:span text:style-name="T3">PCNext=1</text:span></text:p>
          </draw:text-box>
        </draw:frame>
        <draw:custom-shape draw:style-name="gr1" draw:text-style-name="P2" xml:id="id6" draw:id="id6" draw:layer="layout" svg:width="1.905cm" svg:height="1.651cm" svg:x="1.499cm" svg:y="3.658cm">
          <text:p text:style-name="P1"><text:span text:style-name="T1">START/</text:span></text:p>
          <text:p text:style-name="P1"><text:span text:style-name="T1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2.452cm" svg:y1="3.658cm" svg:x2="4.547cm" svg:y2="2.198cm" draw:start-shape="id6" draw:start-glue-point="4" draw:end-shape="id1" draw:end-glue-point="6" svg:d="M2452 3658v-1460h2095" svg:viewBox="0 0 2096 1461">
          <text:p/>
        </draw:connector>
        <draw:custom-shape draw:style-name="gr1" draw:text-style-name="P2" xml:id="id7" draw:id="id7" draw:layer="layout" svg:width="1.905cm" svg:height="1.651cm" svg:x="17.374cm" svg:y="1.372cm">
          <text:p text:style-name="P1"><text:span text:style-name="T1">NEXT</text:span></text:p>
          <text:p text:style-name="P1"><text:span text:style-name="T1">IR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8.327cm" svg:y1="3.023cm" svg:x2="18.327cm" svg:y2="4.547cm" draw:start-shape="id7" draw:start-glue-point="8" draw:end-shape="id8" draw:end-glue-point="4" svg:d="M18327 3023v1524" svg:viewBox="0 0 1 1525">
          <text:p/>
        </draw:connector>
        <draw:connector draw:style-name="gr5" draw:text-style-name="P7" draw:layer="layout" svg:x1="16.297cm" svg:y1="2.198cm" svg:x2="17.374cm" svg:y2="2.198cm" draw:start-shape="id4" draw:start-glue-point="10" draw:end-shape="id7" draw:end-glue-point="6" svg:d="M16297 2198h1077" svg:viewBox="0 0 1078 1">
          <text:p/>
        </draw:connector>
        <draw:frame draw:style-name="gr11" draw:text-style-name="P4" draw:layer="layout" svg:width="2.813cm" svg:height="1.131cm" svg:x="19.406cm" svg:y="1.511cm">
          <draw:text-box>
            <text:p><text:span text:style-name="T2">MDRBusW=1</text:span></text:p>
            <text:p><text:span text:style-name="T2">IRBusR=1</text:span></text:p>
          </draw:text-box>
        </draw:frame>
        <draw:custom-shape draw:style-name="gr12" draw:text-style-name="P8" xml:id="id9" draw:id="id9" draw:layer="layout" svg:width="3.048cm" svg:height="3.048cm" svg:x="6.96cm" svg:y="10.897cm">
          <text:p text:style-name="P1">ALU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0" draw:id="id10" draw:layer="layout" svg:width="3.048cm" svg:height="3.048cm" svg:x="10.643cm" svg:y="10.897cm">
          <text:p text:style-name="P1">LD</text:p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1" draw:id="id11" draw:layer="layout" svg:width="3.048cm" svg:height="3.048cm" svg:x="14.326cm" svg:y="10.897cm">
          <text:p text:style-name="P1">ST</text:p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2" draw:id="id12" draw:layer="layout" svg:width="3.048cm" svg:height="3.048cm" svg:x="18.136cm" svg:y="10.897cm">
          <text:p text:style-name="P1">LI</text:p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3" draw:id="id13" draw:layer="layout" svg:width="3.048cm" svg:height="3.048cm" svg:x="21.946cm" svg:y="10.897cm">
          <text:p text:style-name="P1">J</text:p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line-skew="5.34cm" svg:x1="8.484cm" svg:y1="13.945cm" svg:x2="3.849cm" svg:y2="8.357cm" draw:start-shape="id9" draw:start-glue-point="8" draw:end-shape="id5" draw:end-glue-point="8" svg:d="M8484 13945v5842h-4635v-11430" svg:viewBox="0 0 4636 11431">
          <text:p/>
        </draw:connector>
        <draw:connector draw:style-name="gr16" draw:text-style-name="P1" draw:layer="layout" draw:line-skew="5.34cm" svg:x1="12.167cm" svg:y1="13.945cm" svg:x2="3.849cm" svg:y2="8.357cm" draw:start-shape="id10" draw:start-glue-point="8" draw:end-shape="id5" draw:end-glue-point="8" svg:d="M12167 13945v5842h-8318v-11430" svg:viewBox="0 0 8319 11431">
          <text:p/>
        </draw:connector>
        <draw:connector draw:style-name="gr17" draw:text-style-name="P11" draw:layer="layout" draw:line-skew="5.34cm" svg:x1="15.85cm" svg:y1="13.945cm" svg:x2="3.849cm" svg:y2="8.357cm" draw:start-shape="id11" draw:start-glue-point="8" draw:end-shape="id5" draw:end-glue-point="8" svg:d="M15850 13945v5842h-12001v-11430" svg:viewBox="0 0 12002 11431">
          <text:p/>
        </draw:connector>
        <draw:connector draw:style-name="gr17" draw:text-style-name="P11" draw:layer="layout" draw:line-skew="5.34cm" svg:x1="19.66cm" svg:y1="13.945cm" svg:x2="3.849cm" svg:y2="8.357cm" draw:start-shape="id12" draw:start-glue-point="8" draw:end-shape="id5" draw:end-glue-point="8" svg:d="M19660 13945v5842h-15811v-11430" svg:viewBox="0 0 15812 11431">
          <text:p/>
        </draw:connector>
        <draw:connector draw:style-name="gr17" draw:text-style-name="P11" draw:layer="layout" draw:line-skew="5.34cm" svg:x1="23.47cm" svg:y1="13.945cm" svg:x2="3.849cm" svg:y2="8.357cm" draw:start-shape="id13" draw:start-glue-point="8" draw:end-shape="id5" draw:end-glue-point="8" svg:d="M23470 13945v5842h-19621v-11430" svg:viewBox="0 0 19622 11431">
          <text:p/>
        </draw:connector>
        <draw:line draw:style-name="gr5" draw:text-style-name="P5" draw:layer="layout" svg:x1="23.47cm" svg:y1="13.945cm" svg:x2="23.47cm" svg:y2="19.787cm">
          <text:p/>
        </draw:line>
        <draw:line draw:style-name="gr5" draw:text-style-name="P5" draw:layer="layout" svg:x1="19.66cm" svg:y1="14.072cm" svg:x2="19.66cm" svg:y2="19.66cm">
          <text:p/>
        </draw:line>
        <draw:connector draw:style-name="gr17" draw:text-style-name="P11" draw:layer="layout" svg:x1="18.327cm" svg:y1="6.111cm" svg:x2="8.484cm" svg:y2="10.897cm" draw:start-shape="id8" draw:start-glue-point="8" draw:end-shape="id9" draw:end-glue-point="4" svg:d="M18327 6111v2394h-9843v2392" svg:viewBox="0 0 9844 4787">
          <text:p/>
        </draw:connector>
        <draw:connector draw:style-name="gr17" draw:text-style-name="P11" draw:layer="layout" svg:x1="18.327cm" svg:y1="6.111cm" svg:x2="12.167cm" svg:y2="10.897cm" draw:start-shape="id8" draw:start-glue-point="8" draw:end-shape="id10" svg:d="M18327 6111v2394h-6160v2392" svg:viewBox="0 0 6161 4787">
          <text:p/>
        </draw:connector>
        <draw:connector draw:style-name="gr17" draw:text-style-name="P11" draw:layer="layout" svg:x1="18.327cm" svg:y1="6.111cm" svg:x2="15.85cm" svg:y2="10.897cm" draw:start-shape="id8" draw:start-glue-point="8" draw:end-shape="id11" draw:end-glue-point="4" svg:d="M18327 6111v2394h-2477v2392" svg:viewBox="0 0 2478 4787">
          <text:p/>
        </draw:connector>
        <draw:connector draw:style-name="gr17" draw:text-style-name="P11" draw:layer="layout" svg:x1="18.327cm" svg:y1="6.111cm" svg:x2="19.66cm" svg:y2="10.897cm" draw:start-shape="id8" draw:start-glue-point="8" draw:end-shape="id12" draw:end-glue-point="4" svg:d="M18327 6111v2394h1333v2392" svg:viewBox="0 0 1334 4787">
          <text:p/>
        </draw:connector>
        <draw:connector draw:style-name="gr17" draw:text-style-name="P11" draw:layer="layout" svg:x1="18.327cm" svg:y1="6.111cm" svg:x2="23.47cm" svg:y2="10.897cm" draw:start-shape="id8" draw:start-glue-point="8" draw:end-shape="id13" draw:end-glue-point="4" svg:d="M18327 6111v2394h5143v2392" svg:viewBox="0 0 5144 4787">
          <text:p/>
        </draw:connector>
        <draw:frame draw:style-name="gr9" draw:text-style-name="P6" draw:layer="layout" svg:width="1.027cm" svg:height="0.675cm" svg:x="22.835cm" svg:y="7.595cm">
          <draw:text-box>
            <text:p><text:span text:style-name="T3">(J)</text:span></text:p>
          </draw:text-box>
        </draw:frame>
      </draw:page>
      <draw:page draw:name="page2" draw:style-name="dp1" draw:master-page-name="Default">
        <draw:custom-shape draw:style-name="gr18" draw:text-style-name="P2" xml:id="id14" draw:id="id14" draw:layer="layout" svg:width="1.905cm" svg:height="1.651cm" svg:x="6.891cm" svg:y="4.166cm">
          <text:p text:style-name="P1"><text:span text:style-name="T1">ALUOP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5" draw:id="id15" draw:layer="layout" svg:width="1.905cm" svg:height="1.651cm" svg:x="11.024cm" svg:y="4.166cm">
          <text:p text:style-name="P1"><text:span text:style-name="T1">ALUOP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6" draw:id="id16" draw:layer="layout" svg:width="1.905cm" svg:height="1.651cm" svg:x="14.961cm" svg:y="4.166cm">
          <text:p text:style-name="P1"><text:span text:style-name="T1">ALUOP</text:span></text:p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7" draw:id="id17" draw:layer="layout" svg:width="1.905cm" svg:height="1.651cm" svg:x="19.406cm" svg:y="4.166cm">
          <text:p text:style-name="P1"><text:span text:style-name="T1">ALUOP</text:span></text:p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svg:x1="8.796cm" svg:y1="4.992cm" svg:x2="11.024cm" svg:y2="4.992cm" draw:start-shape="id14" draw:start-glue-point="10" draw:end-shape="id15" draw:end-glue-point="6" svg:d="M8796 4992h2228" svg:viewBox="0 0 2229 1">
          <text:p/>
        </draw:connector>
        <draw:connector draw:style-name="gr19" draw:text-style-name="P5" draw:layer="layout" svg:x1="12.929cm" svg:y1="4.992cm" svg:x2="14.961cm" svg:y2="4.992cm" draw:start-shape="id15" draw:start-glue-point="10" draw:end-shape="id16" draw:end-glue-point="6" svg:d="M12929 4992h2032" svg:viewBox="0 0 2033 1">
          <text:p/>
        </draw:connector>
        <draw:connector draw:style-name="gr19" draw:text-style-name="P5" draw:layer="layout" svg:x1="16.866cm" svg:y1="4.992cm" svg:x2="19.406cm" svg:y2="4.992cm" draw:start-shape="id16" draw:start-glue-point="10" draw:end-shape="id17" draw:end-glue-point="6" svg:d="M16866 4992h2540" svg:viewBox="0 0 2541 1">
          <text:p/>
        </draw:connector>
        <draw:frame draw:style-name="gr20" draw:text-style-name="P4" draw:layer="layout" svg:width="3.106cm" svg:height="1.571cm" svg:x="5.944cm" svg:y="2.388cm">
          <draw:text-box>
            <text:p><text:span text:style-name="T2">XBusR =1</text:span></text:p>
            <text:p><text:span text:style-name="T2">RegSel=1</text:span></text:p>
            <text:p><text:span text:style-name="T2">RegMode=Out</text:span></text:p>
          </draw:text-box>
        </draw:frame>
        <draw:frame draw:style-name="gr21" draw:text-style-name="P3" draw:layer="layout" svg:width="3.106cm" svg:height="1.651cm" svg:x="19.094cm" svg:y="2.388cm">
          <draw:text-box>
            <text:p><text:span text:style-name="T2">YBusR =1</text:span></text:p>
            <text:p><text:span text:style-name="T2">RegSel=2</text:span></text:p>
            <text:p><text:span text:style-name="T2">RegMode=Out</text:span></text:p>
          </draw:text-box>
        </draw:frame>
        <draw:frame draw:style-name="gr22" draw:text-style-name="P3" draw:layer="layout" svg:width="3.302cm" svg:height="1.016cm" svg:x="14.58cm" svg:y="10.008cm">
          <draw:text-box>
            <text:p><text:span text:style-name="T2">ALUOp=IRop</text:span></text:p>
          </draw:text-box>
        </draw:frame>
        <draw:custom-shape draw:style-name="gr18" draw:text-style-name="P2" xml:id="id18" draw:id="id18" draw:layer="layout" svg:width="1.905cm" svg:height="1.651cm" svg:x="6.833cm" svg:y="7.976cm">
          <text:p text:style-name="P1"><text:span text:style-name="T1">ALUOP</text:span></text:p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9" draw:id="id19" draw:layer="layout" svg:width="1.905cm" svg:height="1.651cm" svg:x="10.966cm" svg:y="7.976cm">
          <text:p text:style-name="P1"><text:span text:style-name="T1">ALUOP</text:span></text:p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0" draw:id="id20" draw:layer="layout" svg:width="1.905cm" svg:height="1.651cm" svg:x="14.903cm" svg:y="7.976cm">
          <text:p text:style-name="P1"><text:span text:style-name="T1">ALUOP</text:span></text:p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1" draw:id="id21" draw:layer="layout" svg:width="1.905cm" svg:height="1.651cm" svg:x="19.348cm" svg:y="7.976cm">
          <text:p text:style-name="P1"><text:span text:style-name="T1">ALUOP</text:span></text:p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svg:x1="8.738cm" svg:y1="8.802cm" svg:x2="10.966cm" svg:y2="8.802cm" draw:start-shape="id18" draw:start-glue-point="10" draw:end-shape="id19" draw:end-glue-point="6" svg:d="M8738 8802h2228" svg:viewBox="0 0 2229 1">
          <text:p/>
        </draw:connector>
        <draw:connector draw:style-name="gr19" draw:text-style-name="P5" draw:layer="layout" svg:x1="12.871cm" svg:y1="8.802cm" svg:x2="14.903cm" svg:y2="8.802cm" draw:start-shape="id19" draw:start-glue-point="10" draw:end-shape="id20" draw:end-glue-point="6" svg:d="M12871 8802h2032" svg:viewBox="0 0 2033 1">
          <text:p/>
        </draw:connector>
        <draw:connector draw:style-name="gr19" draw:text-style-name="P5" draw:layer="layout" svg:x1="16.808cm" svg:y1="8.802cm" svg:x2="19.348cm" svg:y2="8.802cm" draw:start-shape="id20" draw:start-glue-point="10" draw:end-shape="id21" draw:end-glue-point="6" svg:d="M16808 8802h2540" svg:viewBox="0 0 2541 1">
          <text:p/>
        </draw:connector>
        <draw:connector draw:style-name="gr19" draw:text-style-name="P11" draw:layer="layout" svg:x1="20.359cm" svg:y1="5.817cm" svg:x2="6.833cm" svg:y2="8.802cm" draw:start-shape="id17" draw:start-glue-point="8" draw:end-shape="id18" draw:end-glue-point="6" svg:d="M20359 5817v1079h-14028v1906h502" svg:viewBox="0 0 14029 2986">
          <text:p/>
        </draw:connector>
        <draw:custom-shape draw:style-name="gr18" draw:text-style-name="P2" xml:id="id22" draw:id="id22" draw:layer="layout" svg:width="1.905cm" svg:height="1.651cm" svg:x="19.365cm" svg:y="11.151cm">
          <text:p text:style-name="P1"><text:span text:style-name="T1">ALUOP</text:span></text:p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3" draw:id="id23" draw:layer="layout" svg:width="1.905cm" svg:height="1.651cm" svg:x="19.365cm" svg:y="14.707cm">
          <text:p text:style-name="P1"><text:span text:style-name="T1">ALUOP</text:span></text:p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1" draw:layer="layout" svg:x1="20.301cm" svg:y1="9.627cm" svg:x2="20.318cm" svg:y2="11.151cm" draw:start-shape="id21" draw:start-glue-point="8" draw:end-shape="id22" draw:end-glue-point="4" svg:d="M20301 9627v762h17v762" svg:viewBox="0 0 18 1525">
          <text:p/>
        </draw:connector>
        <draw:connector draw:style-name="gr19" draw:text-style-name="P11" draw:layer="layout" svg:x1="20.318cm" svg:y1="12.802cm" svg:x2="20.318cm" svg:y2="14.707cm" draw:start-shape="id22" draw:start-glue-point="8" draw:end-shape="id23" draw:end-glue-point="4" svg:d="M20318 12802v1905" svg:viewBox="0 0 1 1906">
          <text:p/>
        </draw:connector>
        <draw:line draw:style-name="gr23" draw:text-style-name="P12" draw:layer="layout" svg:x1="19.406cm" svg:y1="15.723cm" svg:x2="0.991cm" svg:y2="15.723cm">
          <text:p/>
        </draw:line>
        <draw:line draw:style-name="gr24" draw:text-style-name="P1" draw:layer="layout" svg:x1="7.087cm" svg:y1="5.055cm" svg:x2="0.991cm" svg:y2="5.055cm">
          <text:p/>
        </draw:line>
        <draw:frame draw:style-name="gr21" draw:text-style-name="P3" draw:layer="layout" svg:width="3.106cm" svg:height="1.651cm" svg:x="21.819cm" svg:y="7.722cm">
          <draw:text-box>
            <text:p><text:span text:style-name="T2">ZBusR =1</text:span></text:p>
            <text:p><text:span text:style-name="T2">RegSel=1</text:span></text:p>
            <text:p><text:span text:style-name="T2">RegMode=in</text:span></text:p>
          </draw:text-box>
        </draw:frame>
        <draw:frame draw:style-name="gr21" draw:text-style-name="P3" draw:layer="layout" svg:width="3.106cm" svg:height="1.651cm" svg:x="21.819cm" svg:y="10.897cm">
          <draw:text-box>
            <text:p><text:span text:style-name="T2">ZBusR =1</text:span></text:p>
            <text:p><text:span text:style-name="T2">RegSel=1</text:span></text:p>
            <text:p><text:span text:style-name="T2">RegMode=in</text:span></text:p>
          </draw:text-box>
        </draw:frame>
        <draw:frame draw:style-name="gr25" draw:text-style-name="P3" draw:layer="layout" svg:width="3.106cm" svg:height="1.571cm" svg:x="21.946cm" svg:y="14.66cm">
          <draw:text-box>
            <text:p><text:span text:style-name="T2">ZBusR =1</text:span></text:p>
            <text:p><text:span text:style-name="T2">RegSel=1</text:span></text:p>
            <text:p><text:span text:style-name="T2"/></text:p>
          </draw:text-box>
        </draw:frame>
        <draw:frame draw:style-name="gr20" draw:text-style-name="P4" draw:layer="layout" svg:width="3.106cm" svg:height="1.571cm" svg:x="10.331cm" svg:y="2.388cm">
          <draw:text-box>
            <text:p><text:span text:style-name="T2">XBusR =1</text:span></text:p>
            <text:p><text:span text:style-name="T2">RegSel=1</text:span></text:p>
            <text:p><text:span text:style-name="T2">RegMode=Out</text:span></text:p>
          </draw:text-box>
        </draw:frame>
        <draw:frame draw:style-name="gr20" draw:text-style-name="P4" draw:layer="layout" svg:width="3.106cm" svg:height="1.571cm" svg:x="14.649cm" svg:y="2.388cm">
          <draw:text-box>
            <text:p><text:span text:style-name="T2">XBusR =1</text:span></text:p>
            <text:p><text:span text:style-name="T2">RegSel=1</text:span></text:p>
            <text:p><text:span text:style-name="T2">RegMode=Out</text:span></text:p>
          </draw:text-box>
        </draw:frame>
        <draw:frame draw:style-name="gr21" draw:text-style-name="P3" draw:layer="layout" svg:width="3.106cm" svg:height="1.651cm" svg:x="6.013cm" svg:y="9.881cm">
          <draw:text-box>
            <text:p><text:span text:style-name="T2">YBusR =1</text:span></text:p>
            <text:p><text:span text:style-name="T2">RegSel=2</text:span></text:p>
            <text:p><text:span text:style-name="T2">RegMode=Out</text:span></text:p>
          </draw:text-box>
        </draw:frame>
        <draw:frame draw:style-name="gr21" draw:text-style-name="P3" draw:layer="layout" svg:width="3.106cm" svg:height="1.651cm" svg:x="10.585cm" svg:y="9.881cm">
          <draw:text-box>
            <text:p><text:span text:style-name="T2">YBusR =1</text:span></text:p>
            <text:p><text:span text:style-name="T2">RegSel=2</text:span></text:p>
            <text:p><text:span text:style-name="T2">RegMode=Out</text:span></text:p>
          </draw:text-box>
        </draw:frame>
      </draw:page>
      <draw:page draw:name="page3" draw:style-name="dp1" draw:master-page-name="Default">
        <draw:custom-shape draw:style-name="gr26" draw:text-style-name="P13" xml:id="id24" draw:id="id24" draw:layer="layout" svg:width="1.905cm" svg:height="1.651cm" svg:x="7.449cm" svg:y="3.103cm">
          <text:p text:style-name="P1"><text:span text:style-name="T1">LDOP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25" draw:id="id25" draw:layer="layout" svg:width="1.905cm" svg:height="1.651cm" svg:x="7.449cm" svg:y="5.77cm">
          <text:p text:style-name="P1"><text:span text:style-name="T1">LDOP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26" draw:id="id26" draw:layer="layout" svg:width="1.905cm" svg:height="1.651cm" svg:x="7.449cm" svg:y="8.437cm">
          <text:p text:style-name="P1"><text:span text:style-name="T1">LDOP</text:span></text:p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4" draw:layer="layout" svg:x1="8.402cm" svg:y1="4.754cm" svg:x2="8.402cm" svg:y2="5.77cm" draw:start-shape="id24" draw:start-glue-point="8" draw:end-shape="id25" draw:end-glue-point="4" svg:d="M8402 4754v1016" svg:viewBox="0 0 1 1017">
          <text:p/>
        </draw:connector>
        <draw:connector draw:style-name="gr27" draw:text-style-name="P14" draw:layer="layout" svg:x1="8.402cm" svg:y1="7.421cm" svg:x2="8.402cm" svg:y2="8.437cm" draw:start-shape="id25" draw:start-glue-point="8" draw:end-shape="id26" draw:end-glue-point="4" svg:d="M8402 7421v1016" svg:viewBox="0 0 1 1017">
          <text:p/>
        </draw:connector>
        <draw:frame draw:style-name="gr28" draw:text-style-name="P4" draw:layer="layout" svg:width="3.106cm" svg:height="1.571cm" svg:x="4.362cm" svg:y="3.15cm">
          <draw:text-box>
            <text:p><text:span text:style-name="T2">MARBusR =1</text:span></text:p>
            <text:p><text:span text:style-name="T2">RegSel=2</text:span></text:p>
            <text:p><text:span text:style-name="T2">RegMode=Out</text:span></text:p>
          </draw:text-box>
        </draw:frame>
        <draw:frame draw:style-name="gr29" draw:text-style-name="P4" draw:layer="layout" svg:width="3.309cm" svg:height="1.27cm" svg:x="4.293cm" svg:y="11.405cm">
          <draw:text-box>
            <text:p><text:span text:style-name="T2">MDRMemR =1</text:span></text:p>
            <text:p><text:span text:style-name="T2">MemMode=Out</text:span></text:p>
          </draw:text-box>
        </draw:frame>
        <draw:custom-shape draw:style-name="gr26" draw:text-style-name="P13" xml:id="id29" draw:id="id29" draw:layer="layout" svg:width="1.905cm" svg:height="1.651cm" svg:x="7.449cm" svg:y="8.437cm">
          <text:p text:style-name="P1"><text:span text:style-name="T1">LDOP</text:span></text:p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27" draw:id="id27" draw:layer="layout" svg:width="1.905cm" svg:height="1.651cm" svg:x="7.449cm" svg:y="11.024cm">
          <text:p text:style-name="P1"><text:span text:style-name="T1">LDOP</text:span></text:p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28" draw:id="id28" draw:layer="layout" svg:width="1.905cm" svg:height="1.651cm" svg:x="7.449cm" svg:y="13.691cm">
          <text:p text:style-name="P1"><text:span text:style-name="T1">LDOP</text:span></text:p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4" draw:layer="layout" svg:x1="8.402cm" svg:y1="12.675cm" svg:x2="8.402cm" svg:y2="13.691cm" draw:start-shape="id27" draw:start-glue-point="8" draw:end-shape="id28" draw:end-glue-point="4" svg:d="M8402 12675v1016" svg:viewBox="0 0 1 1017">
          <text:p/>
        </draw:connector>
        <draw:custom-shape draw:style-name="gr26" draw:text-style-name="P13" xml:id="id30" draw:id="id30" draw:layer="layout" svg:width="1.905cm" svg:height="1.651cm" svg:x="7.449cm" svg:y="13.691cm">
          <text:p text:style-name="P1"><text:span text:style-name="T1">LDOP</text:span></text:p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1.905cm" svg:height="1.651cm" svg:x="7.449cm" svg:y="16.231cm">
          <text:p text:style-name="P1"><text:span text:style-name="T1">LDOP</text:span></text:p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31" draw:id="id31" draw:layer="layout" svg:width="1.905cm" svg:height="1.651cm" svg:x="7.449cm" svg:y="16.231cm">
          <text:p text:style-name="P1"><text:span text:style-name="T1">LDOP</text:span></text:p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5" draw:layer="layout" draw:type="line" svg:x1="8.402cm" svg:y1="10.088cm" svg:x2="8.402cm" svg:y2="11.024cm" draw:start-shape="id29" draw:start-glue-point="8" draw:end-shape="id27" draw:end-glue-point="4" svg:d="M8402 10088v936" svg:viewBox="0 0 1 937">
          <text:p/>
        </draw:connector>
        <draw:connector draw:style-name="gr27" draw:text-style-name="P15" draw:layer="layout" draw:type="line" svg:x1="8.402cm" svg:y1="15.342cm" svg:x2="8.402cm" svg:y2="16.231cm" draw:start-shape="id30" draw:start-glue-point="8" draw:end-shape="id31" draw:end-glue-point="4" svg:d="M8402 15342v889" svg:viewBox="0 0 1 890">
          <text:p/>
        </draw:connector>
        <draw:custom-shape draw:style-name="gr26" draw:text-style-name="P13" xml:id="id32" draw:id="id32" draw:layer="layout" svg:width="1.905cm" svg:height="1.651cm" svg:x="17.755cm" svg:y="3.103cm">
          <text:p text:style-name="P1"><text:span text:style-name="T1">STOP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33" draw:id="id33" draw:layer="layout" svg:width="1.905cm" svg:height="1.651cm" svg:x="17.755cm" svg:y="5.77cm">
          <text:p text:style-name="P1"><text:span text:style-name="T1">STOP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34" draw:id="id34" draw:layer="layout" svg:width="1.905cm" svg:height="1.651cm" svg:x="17.755cm" svg:y="8.437cm">
          <text:p text:style-name="P1"><text:span text:style-name="T1">LDOP</text:span></text:p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4" draw:layer="layout" svg:x1="18.708cm" svg:y1="4.754cm" svg:x2="18.708cm" svg:y2="5.77cm" draw:start-shape="id32" draw:start-glue-point="8" draw:end-shape="id33" draw:end-glue-point="4" svg:d="M18708 4754v1016" svg:viewBox="0 0 1 1017">
          <text:p/>
        </draw:connector>
        <draw:connector draw:style-name="gr27" draw:text-style-name="P14" draw:layer="layout" svg:x1="18.708cm" svg:y1="7.421cm" svg:x2="18.708cm" svg:y2="8.437cm" draw:start-shape="id33" draw:start-glue-point="8" draw:end-shape="id34" draw:end-glue-point="4" svg:d="M18708 7421v1016" svg:viewBox="0 0 1 1017">
          <text:p/>
        </draw:connector>
        <draw:custom-shape draw:style-name="gr26" draw:text-style-name="P13" xml:id="id37" draw:id="id37" draw:layer="layout" svg:width="1.905cm" svg:height="1.651cm" svg:x="17.755cm" svg:y="8.437cm">
          <text:p text:style-name="P1"><text:span text:style-name="T1">STOP</text:span></text:p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35" draw:id="id35" draw:layer="layout" svg:width="1.905cm" svg:height="1.651cm" svg:x="17.755cm" svg:y="11.024cm">
          <text:p text:style-name="P1"><text:span text:style-name="T1">STOP</text:span></text:p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36" draw:id="id36" draw:layer="layout" svg:width="1.905cm" svg:height="1.651cm" svg:x="17.755cm" svg:y="13.691cm">
          <text:p text:style-name="P1"><text:span text:style-name="T1">LDOP</text:span></text:p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4" draw:layer="layout" svg:x1="18.708cm" svg:y1="12.675cm" svg:x2="18.708cm" svg:y2="13.691cm" draw:start-shape="id35" draw:start-glue-point="8" draw:end-shape="id36" draw:end-glue-point="4" svg:d="M18708 12675v1016" svg:viewBox="0 0 1 1017">
          <text:p/>
        </draw:connector>
        <draw:custom-shape draw:style-name="gr26" draw:text-style-name="P13" xml:id="id38" draw:id="id38" draw:layer="layout" svg:width="1.905cm" svg:height="1.651cm" svg:x="17.755cm" svg:y="13.691cm">
          <text:p text:style-name="P1"><text:span text:style-name="T1">STOP</text:span></text:p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1.905cm" svg:height="1.651cm" svg:x="17.755cm" svg:y="16.231cm">
          <text:p text:style-name="P1"><text:span text:style-name="T1">LDOP</text:span></text:p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39" draw:id="id39" draw:layer="layout" svg:width="1.905cm" svg:height="1.651cm" svg:x="17.755cm" svg:y="16.231cm">
          <text:p text:style-name="P1"><text:span text:style-name="T1">STOP</text:span></text:p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5" draw:layer="layout" draw:type="line" svg:x1="18.708cm" svg:y1="10.088cm" svg:x2="18.708cm" svg:y2="11.024cm" draw:start-shape="id37" draw:start-glue-point="8" draw:end-shape="id35" draw:end-glue-point="4" svg:d="M18708 10088v936" svg:viewBox="0 0 1 937">
          <text:p/>
        </draw:connector>
        <draw:connector draw:style-name="gr27" draw:text-style-name="P15" draw:layer="layout" draw:type="line" svg:x1="18.708cm" svg:y1="15.342cm" svg:x2="18.708cm" svg:y2="16.231cm" draw:start-shape="id38" draw:start-glue-point="8" draw:end-shape="id39" draw:end-glue-point="4" svg:d="M18708 15342v889" svg:viewBox="0 0 1 890">
          <text:p/>
        </draw:connector>
        <draw:line draw:style-name="gr30" draw:text-style-name="P16" draw:layer="layout" svg:x1="8.357cm" svg:y1="3.15cm" svg:x2="8.357cm" svg:y2="0.991cm">
          <text:p/>
        </draw:line>
        <draw:line draw:style-name="gr30" draw:text-style-name="P16" draw:layer="layout" svg:x1="18.771cm" svg:y1="3.15cm" svg:x2="18.771cm" svg:y2="0.991cm">
          <text:p/>
        </draw:line>
        <draw:line draw:style-name="gr31" draw:text-style-name="P11" draw:layer="layout" svg:x1="8.357cm" svg:y1="18.009cm" svg:x2="8.357cm" svg:y2="19.533cm">
          <text:p/>
        </draw:line>
        <draw:line draw:style-name="gr31" draw:text-style-name="P11" draw:layer="layout" svg:x1="18.771cm" svg:y1="18.009cm" svg:x2="18.771cm" svg:y2="19.533cm">
          <text:p/>
        </draw:line>
        <draw:line draw:style-name="gr23" draw:text-style-name="P11" draw:layer="layout" svg:x1="18.771cm" svg:y1="19.406cm" svg:x2="0.991cm" svg:y2="19.406cm">
          <text:p/>
        </draw:line>
        <draw:frame draw:style-name="gr32" draw:text-style-name="P4" draw:layer="layout" svg:width="2.902cm" svg:height="1.571cm" svg:x="4.312cm" svg:y="13.691cm">
          <draw:text-box>
            <text:p><text:span text:style-name="T2">MDRBusW =1</text:span></text:p>
            <text:p><text:span text:style-name="T2">RegSel=1</text:span></text:p>
            <text:p><text:span text:style-name="T2">RegMode=In</text:span></text:p>
          </draw:text-box>
        </draw:frame>
        <draw:frame draw:style-name="gr32" draw:text-style-name="P4" draw:layer="layout" svg:width="2.902cm" svg:height="1.571cm" svg:x="4.312cm" svg:y="16.311cm">
          <draw:text-box>
            <text:p><text:span text:style-name="T2">MDRBusW =1</text:span></text:p>
            <text:p><text:span text:style-name="T2">RegSel=1</text:span></text:p>
            <text:p><text:span text:style-name="T2">RegMode=In</text:span></text:p>
          </draw:text-box>
        </draw:frame>
        <draw:frame draw:style-name="gr33" draw:text-style-name="P4" draw:layer="layout" svg:width="3.309cm" svg:height="1.131cm" svg:x="4.286cm" svg:y="8.623cm">
          <draw:text-box>
            <text:p><text:span text:style-name="T2">MDRMemR =1</text:span></text:p>
            <text:p><text:span text:style-name="T2">MemMode=Out</text:span></text:p>
          </draw:text-box>
        </draw:frame>
        <draw:frame draw:style-name="gr28" draw:text-style-name="P4" draw:layer="layout" svg:width="3.106cm" svg:height="1.571cm" svg:x="4.42cm" svg:y="6.071cm">
          <draw:text-box>
            <text:p><text:span text:style-name="T2">MARBusR =1</text:span></text:p>
            <text:p><text:span text:style-name="T2">RegSel=2</text:span></text:p>
            <text:p><text:span text:style-name="T2">RegMode=Out</text:span></text:p>
          </draw:text-box>
        </draw:frame>
        <draw:frame draw:style-name="gr28" draw:text-style-name="P4" draw:layer="layout" svg:width="3.106cm" svg:height="1.571cm" svg:x="14.275cm" svg:y="3.277cm">
          <draw:text-box>
            <text:p><text:span text:style-name="T2">MARBusR =1</text:span></text:p>
            <text:p><text:span text:style-name="T2">RegSel=2</text:span></text:p>
            <text:p><text:span text:style-name="T2">RegMode=Out</text:span></text:p>
          </draw:text-box>
        </draw:frame>
        <draw:frame draw:style-name="gr32" draw:text-style-name="P4" draw:layer="layout" svg:width="2.953cm" svg:height="1.571cm" svg:x="14.225cm" svg:y="13.818cm">
          <draw:text-box>
            <text:p><text:span text:style-name="T2">MDRBusW =1</text:span></text:p>
            <text:p><text:span text:style-name="T2">MemMode=In</text:span></text:p>
          </draw:text-box>
        </draw:frame>
        <draw:frame draw:style-name="gr32" draw:text-style-name="P4" draw:layer="layout" svg:width="2.953cm" svg:height="1.571cm" svg:x="14.225cm" svg:y="16.438cm">
          <draw:text-box>
            <text:p><text:span text:style-name="T2">MDRBusW =1</text:span></text:p>
            <text:p><text:span text:style-name="T2">MemMode=In</text:span></text:p>
          </draw:text-box>
        </draw:frame>
        <draw:frame draw:style-name="gr28" draw:text-style-name="P4" draw:layer="layout" svg:width="3.106cm" svg:height="1.571cm" svg:x="14.333cm" svg:y="6.198cm">
          <draw:text-box>
            <text:p><text:span text:style-name="T2">MARBusR =1</text:span></text:p>
            <text:p><text:span text:style-name="T2">RegSel=2</text:span></text:p>
            <text:p><text:span text:style-name="T2">RegMode=Out</text:span></text:p>
          </draw:text-box>
        </draw:frame>
        <draw:frame draw:style-name="gr28" draw:text-style-name="P4" draw:layer="layout" svg:width="3.106cm" svg:height="1.571cm" svg:x="14.395cm" svg:y="8.611cm">
          <draw:text-box>
            <text:p><text:span text:style-name="T2">MDRBusR =1</text:span></text:p>
            <text:p><text:span text:style-name="T2">RegSel=1</text:span></text:p>
            <text:p><text:span text:style-name="T2">RegMode=Out</text:span></text:p>
          </draw:text-box>
        </draw:frame>
        <draw:frame draw:style-name="gr28" draw:text-style-name="P4" draw:layer="layout" svg:width="3.106cm" svg:height="1.571cm" svg:x="14.395cm" svg:y="11.151cm">
          <draw:text-box>
            <text:p><text:span text:style-name="T2">MDRBusR =1</text:span></text:p>
            <text:p><text:span text:style-name="T2">RegSel=1</text:span></text:p>
            <text:p><text:span text:style-name="T2">Mode=Out</text:span></text:p>
          </draw:text-box>
        </draw:frame>
      </draw:page>
      <draw:page draw:name="page4" draw:style-name="dp1" draw:master-page-name="Default">
        <draw:custom-shape draw:style-name="gr34" draw:text-style-name="P2" xml:id="id40" draw:id="id40" draw:layer="layout" svg:width="1.905cm" svg:height="1.651cm" svg:x="6.949cm" svg:y="3.531cm">
          <text:p text:style-name="P17"><text:span text:style-name="T1">LIOP</text:span></text:p>
          <text:p text:style-name="P17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41" draw:id="id41" draw:layer="layout" svg:width="1.905cm" svg:height="1.651cm" svg:x="11.082cm" svg:y="3.531cm">
          <text:p text:style-name="P17"><text:span text:style-name="T1">LIOP</text:span></text:p>
          <text:p text:style-name="P17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42" draw:id="id42" draw:layer="layout" svg:width="1.905cm" svg:height="1.651cm" svg:x="15.019cm" svg:y="3.531cm">
          <text:p text:style-name="P17"><text:span text:style-name="T1">LIOP</text:span></text:p>
          <text:p text:style-name="P17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43" draw:id="id43" draw:layer="layout" svg:width="1.905cm" svg:height="1.651cm" svg:x="19.464cm" svg:y="3.531cm">
          <text:p text:style-name="P17"><text:span text:style-name="T1">LIOP</text:span></text:p>
          <text:p text:style-name="P17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5" draw:layer="layout" svg:x1="8.854cm" svg:y1="4.357cm" svg:x2="11.082cm" svg:y2="4.357cm" draw:start-shape="id40" draw:start-glue-point="10" draw:end-shape="id41" draw:end-glue-point="6" svg:d="M8854 4357h2228" svg:viewBox="0 0 2229 1">
          <text:p/>
        </draw:connector>
        <draw:connector draw:style-name="gr35" draw:text-style-name="P5" draw:layer="layout" svg:x1="12.987cm" svg:y1="4.357cm" svg:x2="15.019cm" svg:y2="4.357cm" draw:start-shape="id41" draw:start-glue-point="10" draw:end-shape="id42" draw:end-glue-point="6" svg:d="M12987 4357h2032" svg:viewBox="0 0 2033 1">
          <text:p/>
        </draw:connector>
        <draw:connector draw:style-name="gr35" draw:text-style-name="P5" draw:layer="layout" svg:x1="16.924cm" svg:y1="4.357cm" svg:x2="19.464cm" svg:y2="4.357cm" draw:start-shape="id42" draw:start-glue-point="10" draw:end-shape="id43" draw:end-glue-point="6" svg:d="M16924 4357h2540" svg:viewBox="0 0 2541 1">
          <text:p/>
        </draw:connector>
        <draw:frame draw:style-name="gr36" draw:text-style-name="P4" draw:layer="layout" svg:width="3.106cm" svg:height="1.571cm" svg:x="6.648cm" svg:y="2.087cm">
          <draw:text-box>
            <text:p text:style-name="P18"><text:span text:style-name="T2">XBusR =1</text:span></text:p>
            <text:p text:style-name="P18"><text:span text:style-name="T2">PCBusW=1</text:span></text:p>
          </draw:text-box>
        </draw:frame>
        <draw:frame draw:style-name="gr37" draw:text-style-name="P3" draw:layer="layout" svg:width="3.302cm" svg:height="1.571cm" svg:x="14.58cm" svg:y="1.88cm">
          <draw:text-box>
            <text:p text:style-name="P19"><text:span text:style-name="T2">YBusR=1</text:span></text:p>
            <text:p text:style-name="P19"><text:span text:style-name="T2">Bus =1</text:span></text:p>
            <text:p text:style-name="P19"><text:span text:style-name="T2">CNTRLBusW=1</text:span></text:p>
          </draw:text-box>
        </draw:frame>
        <draw:custom-shape draw:style-name="gr34" draw:text-style-name="P2" xml:id="id44" draw:id="id44" draw:layer="layout" svg:width="1.905cm" svg:height="1.651cm" svg:x="6.891cm" svg:y="7.341cm">
          <text:p text:style-name="P17"><text:span text:style-name="T1">LIOP</text:span></text:p>
          <text:p text:style-name="P17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45" draw:id="id45" draw:layer="layout" svg:width="1.905cm" svg:height="1.651cm" svg:x="11.024cm" svg:y="7.341cm">
          <text:p text:style-name="P17"><text:span text:style-name="T1">LIOP</text:span></text:p>
          <text:p text:style-name="P17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46" draw:id="id46" draw:layer="layout" svg:width="1.905cm" svg:height="1.651cm" svg:x="14.961cm" svg:y="7.341cm">
          <text:p text:style-name="P17"><text:span text:style-name="T1">LIOP</text:span></text:p>
          <text:p text:style-name="P17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47" draw:id="id47" draw:layer="layout" svg:width="1.905cm" svg:height="1.651cm" svg:x="19.406cm" svg:y="7.341cm">
          <text:p text:style-name="P17"><text:span text:style-name="T1">LIOP</text:span></text:p>
          <text:p text:style-name="P17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5" draw:layer="layout" svg:x1="8.796cm" svg:y1="8.167cm" svg:x2="11.024cm" svg:y2="8.167cm" draw:start-shape="id44" draw:start-glue-point="10" draw:end-shape="id45" draw:end-glue-point="6" svg:d="M8796 8167h2228" svg:viewBox="0 0 2229 1">
          <text:p/>
        </draw:connector>
        <draw:connector draw:style-name="gr35" draw:text-style-name="P5" draw:layer="layout" svg:x1="12.929cm" svg:y1="8.167cm" svg:x2="14.961cm" svg:y2="8.167cm" draw:start-shape="id45" draw:start-glue-point="10" draw:end-shape="id46" draw:end-glue-point="6" svg:d="M12929 8167h2032" svg:viewBox="0 0 2033 1">
          <text:p/>
        </draw:connector>
        <draw:connector draw:style-name="gr35" draw:text-style-name="P5" draw:layer="layout" svg:x1="16.866cm" svg:y1="8.167cm" svg:x2="19.406cm" svg:y2="8.167cm" draw:start-shape="id46" draw:start-glue-point="10" draw:end-shape="id47" draw:end-glue-point="6" svg:d="M16866 8167h2540" svg:viewBox="0 0 2541 1">
          <text:p/>
        </draw:connector>
        <draw:connector draw:style-name="gr35" draw:text-style-name="P11" draw:layer="layout" svg:x1="20.417cm" svg:y1="5.182cm" svg:x2="6.891cm" svg:y2="8.167cm" draw:start-shape="id43" draw:start-glue-point="8" draw:end-shape="id44" draw:end-glue-point="6" svg:d="M20417 5182v1079h-14028v1906h502" svg:viewBox="0 0 14029 2986">
          <text:p/>
        </draw:connector>
        <draw:connector draw:style-name="gr35" draw:text-style-name="P11" draw:layer="layout" svg:x1="20.359cm" svg:y1="8.992cm" svg:x2="20.359cm" svg:y2="10.643cm" draw:start-shape="id47" draw:start-glue-point="8" draw:end-shape="id48" draw:end-glue-point="4" svg:d="M20359 8992v1651" svg:viewBox="0 0 1 1652">
          <text:p/>
        </draw:connector>
        <draw:frame draw:style-name="gr38" draw:text-style-name="P3" draw:layer="layout" svg:width="3.683cm" svg:height="1.131cm" svg:x="4.928cm" svg:y="9.373cm">
          <draw:text-box>
            <text:p text:style-name="P19"><text:span text:style-name="T2">ALUOp=ALUadd</text:span></text:p>
          </draw:text-box>
        </draw:frame>
        <draw:frame draw:style-name="gr39" draw:text-style-name="P3" draw:layer="layout" svg:width="3.106cm" svg:height="1.651cm" svg:x="10.897cm" svg:y="9.119cm">
          <draw:text-box>
            <text:p text:style-name="P19"><text:span text:style-name="T2">ZBusR =1</text:span></text:p>
            <text:p text:style-name="P19"><text:span text:style-name="T2">MARBusR=1</text:span></text:p>
            <text:p text:style-name="P19"><text:span text:style-name="T2">PCBusR=1</text:span></text:p>
          </draw:text-box>
        </draw:frame>
        <draw:custom-shape draw:style-name="gr34" draw:text-style-name="P2" xml:id="id48" draw:id="id48" draw:layer="layout" svg:width="1.905cm" svg:height="1.651cm" svg:x="19.406cm" svg:y="10.643cm">
          <text:p text:style-name="P17"><text:span text:style-name="T1">LIOP</text:span></text:p>
          <text:p text:style-name="P17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49" draw:id="id49" draw:layer="layout" svg:width="1.905cm" svg:height="1.651cm" svg:x="19.406cm" svg:y="13.564cm">
          <text:p text:style-name="P17"><text:span text:style-name="T1">LIOP</text:span></text:p>
          <text:p text:style-name="P17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50" draw:id="id50" draw:layer="layout" svg:width="1.905cm" svg:height="1.651cm" svg:x="19.406cm" svg:y="16.358cm">
          <text:p text:style-name="P17"><text:span text:style-name="T1">LIOP</text:span></text:p>
          <text:p text:style-name="P17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5" draw:layer="layout" svg:x1="20.359cm" svg:y1="12.294cm" svg:x2="20.359cm" svg:y2="13.564cm" draw:start-shape="id48" draw:start-glue-point="8" draw:end-shape="id49" draw:end-glue-point="4" svg:d="M20359 12294v1270" svg:viewBox="0 0 1 1271">
          <text:p/>
        </draw:connector>
        <draw:connector draw:style-name="gr35" draw:text-style-name="P5" draw:layer="layout" svg:x1="20.359cm" svg:y1="15.215cm" svg:x2="20.359cm" svg:y2="16.358cm" draw:start-shape="id49" draw:start-glue-point="8" draw:end-shape="id50" draw:end-glue-point="4" svg:d="M20359 15215v1143" svg:viewBox="0 0 1 1144">
          <text:p/>
        </draw:connector>
        <draw:frame draw:style-name="gr39" draw:text-style-name="P3" draw:layer="layout" svg:width="3.36cm" svg:height="1.651cm" svg:x="21.761cm" svg:y="7.722cm">
          <draw:text-box>
            <text:p text:style-name="P19"><text:span text:style-name="T2">MemMode=Out</text:span></text:p>
            <text:p text:style-name="P19"><text:span text:style-name="T2">MDRMemR=1</text:span></text:p>
          </draw:text-box>
        </draw:frame>
        <draw:frame draw:style-name="gr39" draw:text-style-name="P3" draw:layer="layout" svg:width="3.106cm" svg:height="1.651cm" svg:x="22.015cm" svg:y="13.437cm">
          <draw:text-box>
            <text:p text:style-name="P19"><text:span text:style-name="T2">RegSel=1</text:span></text:p>
            <text:p text:style-name="P19"><text:span text:style-name="T2">RegMode=In</text:span></text:p>
            <text:p text:style-name="P19"><text:span text:style-name="T2">MDRBusR=W</text:span></text:p>
          </draw:text-box>
        </draw:frame>
        <draw:line draw:style-name="gr24" draw:text-style-name="P1" draw:layer="layout" svg:x1="6.833cm" svg:y1="4.547cm" svg:x2="0.991cm" svg:y2="4.547cm">
          <text:p/>
        </draw:line>
        <draw:line draw:style-name="gr23" draw:text-style-name="P11" draw:layer="layout" svg:x1="19.406cm" svg:y1="17.374cm" svg:x2="0.991cm" svg:y2="17.374cm">
          <text:p/>
        </draw:line>
        <draw:frame draw:style-name="gr40" draw:text-style-name="P4" draw:layer="layout" svg:width="3.106cm" svg:height="1.362cm" svg:x="10.897cm" svg:y="2.134cm">
          <draw:text-box>
            <text:p text:style-name="P18"><text:span text:style-name="T2">XBusR =1</text:span></text:p>
            <text:p text:style-name="P18"><text:span text:style-name="T2">PCBusW=1</text:span></text:p>
          </draw:text-box>
        </draw:frame>
        <draw:frame draw:style-name="gr37" draw:text-style-name="P3" draw:layer="layout" svg:width="3.302cm" svg:height="1.571cm" svg:x="19.025cm" svg:y="1.96cm">
          <draw:text-box>
            <text:p text:style-name="P19"><text:span text:style-name="T2">YBusR=1</text:span></text:p>
            <text:p text:style-name="P19"><text:span text:style-name="T2">Bus =1</text:span></text:p>
            <text:p text:style-name="P19"><text:span text:style-name="T2">CNTRLBusW=1</text:span></text:p>
          </draw:text-box>
        </draw:frame>
        <draw:frame draw:style-name="gr39" draw:text-style-name="P3" draw:layer="layout" svg:width="3.106cm" svg:height="1.651cm" svg:x="14.834cm" svg:y="9.119cm">
          <draw:text-box>
            <text:p text:style-name="P19"><text:span text:style-name="T2">ZBusR =1</text:span></text:p>
            <text:p text:style-name="P19"><text:span text:style-name="T2">MARBusR=1</text:span></text:p>
            <text:p text:style-name="P19"><text:span text:style-name="T2">PCBusR=1</text:span></text:p>
          </draw:text-box>
        </draw:frame>
        <draw:frame draw:style-name="gr39" draw:text-style-name="P3" draw:layer="layout" svg:width="3.36cm" svg:height="1.651cm" svg:x="21.819cm" svg:y="10.643cm">
          <draw:text-box>
            <text:p text:style-name="P19"><text:span text:style-name="T2">MemMode=Out</text:span></text:p>
            <text:p text:style-name="P19"><text:span text:style-name="T2">MDRMemR=1</text:span></text:p>
          </draw:text-box>
        </draw:frame>
        <draw:frame draw:style-name="gr39" draw:text-style-name="P3" draw:layer="layout" svg:width="3.106cm" svg:height="1.651cm" svg:x="22.015cm" svg:y="16.231cm">
          <draw:text-box>
            <text:p text:style-name="P19"><text:span text:style-name="T2">RegSel=1</text:span></text:p>
            <text:p text:style-name="P19"><text:span text:style-name="T2">RegMode=In</text:span></text:p>
            <text:p text:style-name="P19"><text:span text:style-name="T2">MDRBusR=W</text:span></text:p>
          </draw:text-box>
        </draw:frame>
      </draw:page>
      <draw:page draw:name="page5" draw:style-name="dp1" draw:master-page-name="Default">
        <draw:custom-shape draw:style-name="gr41" draw:text-style-name="P20" xml:id="id60" draw:id="id60" draw:layer="layout" svg:width="2.284cm" svg:height="1.142cm" svg:x="2.009cm" svg:y="10.771cm">
          <text:p text:style-name="P1"><text:span text:style-name="T3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xml:id="id51" draw:id="id51" draw:layer="layout" svg:width="1.905cm" svg:height="1.653cm" svg:x="2.515cm" svg:y="5.688cm">
          <text:p text:style-name="P1"><text:span text:style-name="T1">JOP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xml:id="id53" draw:id="id53" draw:layer="layout" svg:width="1.905cm" svg:height="1.652cm" svg:x="7.468cm" svg:y="5.691cm">
          <text:p text:style-name="P1"><text:span text:style-name="T1">JOP</text:span></text:p>
          <text:p text:style-name="P1"><text:span text:style-name="T1">B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xml:id="id52" draw:id="id52" draw:layer="layout" svg:width="1.905cm" svg:height="1.651cm" svg:x="7.468cm" svg:y="1.88cm">
          <text:p text:style-name="P1"><text:span text:style-name="T1">JOP</text:span></text:p>
          <text:p text:style-name="P1"><text:span text:style-name="T1">A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svg:x1="4.42cm" svg:y1="6.515cm" svg:x2="7.468cm" svg:y2="2.706cm" draw:start-shape="id51" draw:start-glue-point="10" draw:end-shape="id52" draw:end-glue-point="6" svg:d="M4420 6515h1524v-3809h1524" svg:viewBox="0 0 3049 3810">
          <text:p/>
        </draw:connector>
        <draw:connector draw:style-name="gr17" draw:text-style-name="P11" draw:layer="layout" svg:x1="4.42cm" svg:y1="6.515cm" svg:x2="7.468cm" svg:y2="6.517cm" draw:start-shape="id51" draw:start-glue-point="10" draw:end-shape="id53" draw:end-glue-point="6" svg:d="M4420 6515h1524v2h1524" svg:viewBox="0 0 3049 3">
          <text:p/>
        </draw:connector>
        <draw:custom-shape draw:style-name="gr43" draw:text-style-name="P2" xml:id="id55" draw:id="id55" draw:layer="layout" svg:width="1.905cm" svg:height="1.652cm" svg:x="10.699cm" svg:y="5.691cm">
          <text:p text:style-name="P1"><text:span text:style-name="T1">JOP</text:span></text:p>
          <text:p text:style-name="P1"><text:span text:style-name="T1">B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xml:id="id54" draw:id="id54" draw:layer="layout" svg:width="1.905cm" svg:height="1.651cm" svg:x="10.77cm" svg:y="1.88cm">
          <text:p text:style-name="P1"><text:span text:style-name="T1">JOP</text:span></text:p>
          <text:p text:style-name="P1"><text:span text:style-name="T1">A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xml:id="id56" draw:id="id56" draw:layer="layout" svg:width="1.905cm" svg:height="1.652cm" svg:x="14.636cm" svg:y="5.691cm">
          <text:p text:style-name="P1"><text:span text:style-name="T1">JOP</text:span></text:p>
          <text:p text:style-name="P1"><text:span text:style-name="T1">B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xml:id="id57" draw:id="id57" draw:layer="layout" svg:width="1.905cm" svg:height="1.651cm" svg:x="14.707cm" svg:y="1.88cm">
          <text:p text:style-name="P1"><text:span text:style-name="T1">JOP</text:span></text:p>
          <text:p text:style-name="P1"><text:span text:style-name="T1">A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xml:id="id59" draw:id="id59" draw:layer="layout" svg:width="1.905cm" svg:height="1.652cm" svg:x="18.192cm" svg:y="5.691cm">
          <text:p text:style-name="P1"><text:span text:style-name="T1">JOP</text:span></text:p>
          <text:p text:style-name="P1"><text:span text:style-name="T1">B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xml:id="id58" draw:id="id58" draw:layer="layout" svg:width="1.905cm" svg:height="1.651cm" svg:x="18.263cm" svg:y="1.88cm">
          <text:p text:style-name="P1"><text:span text:style-name="T1">JOP</text:span></text:p>
          <text:p text:style-name="P1"><text:span text:style-name="T1">A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svg:x1="9.373cm" svg:y1="2.706cm" svg:x2="10.77cm" svg:y2="2.706cm" draw:start-shape="id52" draw:start-glue-point="10" draw:end-shape="id54" draw:end-glue-point="6" svg:d="M9373 2706h1397" svg:viewBox="0 0 1398 1">
          <text:p/>
        </draw:connector>
        <draw:connector draw:style-name="gr17" draw:text-style-name="P11" draw:layer="layout" svg:x1="9.373cm" svg:y1="6.517cm" svg:x2="10.699cm" svg:y2="6.517cm" draw:start-shape="id53" draw:start-glue-point="10" draw:end-shape="id55" draw:end-glue-point="6" svg:d="M9373 6517h1326" svg:viewBox="0 0 1327 1">
          <text:p/>
        </draw:connector>
        <draw:connector draw:style-name="gr17" draw:text-style-name="P11" draw:layer="layout" svg:x1="12.604cm" svg:y1="6.517cm" svg:x2="14.636cm" svg:y2="6.517cm" draw:start-shape="id55" draw:start-glue-point="10" draw:end-shape="id56" draw:end-glue-point="3" svg:d="M12604 6517h2032" svg:viewBox="0 0 2033 1">
          <text:p/>
        </draw:connector>
        <draw:connector draw:style-name="gr17" draw:text-style-name="P11" draw:layer="layout" svg:x1="12.675cm" svg:y1="2.706cm" svg:x2="14.707cm" svg:y2="2.706cm" draw:start-shape="id54" draw:start-glue-point="10" draw:end-shape="id57" draw:end-glue-point="6" svg:d="M12675 2706h2032" svg:viewBox="0 0 2033 1">
          <text:p/>
        </draw:connector>
        <draw:connector draw:style-name="gr17" draw:text-style-name="P11" draw:layer="layout" svg:x1="16.612cm" svg:y1="2.706cm" svg:x2="18.263cm" svg:y2="2.706cm" draw:start-shape="id57" draw:start-glue-point="10" draw:end-shape="id58" draw:end-glue-point="6" svg:d="M16612 2706h1651" svg:viewBox="0 0 1652 1">
          <text:p/>
        </draw:connector>
        <draw:connector draw:style-name="gr17" draw:text-style-name="P11" draw:layer="layout" svg:x1="16.541cm" svg:y1="6.517cm" svg:x2="18.192cm" svg:y2="6.517cm" draw:start-shape="id56" draw:start-glue-point="10" draw:end-shape="id59" draw:end-glue-point="6" svg:d="M16541 6517h1651" svg:viewBox="0 0 1652 1">
          <text:p/>
        </draw:connector>
        <draw:frame draw:style-name="gr44" draw:text-style-name="P4" draw:layer="layout" svg:width="3.144cm" svg:height="1.571cm" svg:x="14.397cm" svg:y="3.611cm">
          <draw:text-box>
            <text:p><text:span text:style-name="T2">YBusR=1</text:span></text:p>
            <text:p><text:span text:style-name="T2">Bus = -1</text:span></text:p>
            <text:p><text:span text:style-name="T2">CNTRLBusW=1</text:span></text:p>
          </draw:text-box>
        </draw:frame>
        <draw:frame draw:style-name="gr45" draw:text-style-name="P3" draw:layer="layout" svg:width="1.397cm" svg:height="1.258cm" svg:x="6.071cm" svg:y="1.638cm">
          <draw:text-box>
            <text:p><text:span text:style-name="T2">(jz)</text:span></text:p>
          </draw:text-box>
        </draw:frame>
        <draw:frame draw:style-name="gr46" draw:text-style-name="P3" draw:layer="layout" svg:width="2.413cm" svg:height="0.762cm" svg:x="2.007cm" svg:y="9.881cm">
          <draw:text-box>
            <text:p><text:span text:style-name="T2">(sys/fp)</text:span></text:p>
          </draw:text-box>
        </draw:frame>
        <draw:frame draw:style-name="gr3" draw:text-style-name="P3" draw:layer="layout" svg:width="1.397cm" svg:height="1.131cm" svg:x="6.071cm" svg:y="5.563cm">
          <draw:text-box>
            <text:p><text:span text:style-name="T2">(sz)</text:span></text:p>
          </draw:text-box>
        </draw:frame>
        <draw:connector draw:style-name="gr17" draw:text-style-name="P11" draw:layer="layout" draw:line-skew="1.023cm" svg:x1="4.42cm" svg:y1="6.515cm" svg:x2="4.293cm" svg:y2="11.342cm" draw:start-shape="id51" draw:start-glue-point="10" draw:end-shape="id60" svg:d="M4420 6515h1524v4827h-1651" svg:viewBox="0 0 1652 4828">
          <text:p/>
        </draw:connector>
        <draw:custom-shape draw:style-name="gr43" draw:text-style-name="P2" xml:id="id61" draw:id="id61" draw:layer="layout" svg:width="1.905cm" svg:height="1.652cm" svg:x="21.819cm" svg:y="3.784cm">
          <text:p text:style-name="P1"><text:span text:style-name="T1">JOP</text:span></text:p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svg:x1="20.168cm" svg:y1="2.706cm" svg:x2="22.772cm" svg:y2="3.784cm" draw:start-shape="id58" draw:start-glue-point="10" draw:end-shape="id61" draw:end-glue-point="4" svg:d="M20168 2706h2604v1078" svg:viewBox="0 0 2605 1079">
          <text:p/>
        </draw:connector>
        <draw:connector draw:style-name="gr17" draw:text-style-name="P11" draw:layer="layout" svg:x1="20.097cm" svg:y1="6.517cm" svg:x2="22.772cm" svg:y2="5.436cm" draw:start-shape="id59" draw:start-glue-point="10" draw:end-shape="id61" draw:end-glue-point="8" svg:d="M20097 6517h2675v-1081" svg:viewBox="0 0 2676 1082">
          <text:p/>
        </draw:connector>
        <draw:custom-shape draw:style-name="gr43" draw:text-style-name="P2" xml:id="id62" draw:id="id62" draw:layer="layout" svg:width="1.905cm" svg:height="1.652cm" svg:x="7.468cm" svg:y="10.515cm">
          <text:p text:style-name="P1"><text:span text:style-name="T1">JOP</text:span></text:p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xml:id="id63" draw:id="id63" draw:layer="layout" svg:width="1.905cm" svg:height="1.652cm" svg:x="10.699cm" svg:y="10.515cm">
          <text:p text:style-name="P1"><text:span text:style-name="T1">JOP</text:span></text:p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xml:id="id64" draw:id="id64" draw:layer="layout" svg:width="1.905cm" svg:height="1.652cm" svg:x="14.636cm" svg:y="10.515cm">
          <text:p text:style-name="P1"><text:span text:style-name="T1">JOP</text:span></text:p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xml:id="id65" draw:id="id65" draw:layer="layout" svg:width="1.905cm" svg:height="1.652cm" svg:x="18.192cm" svg:y="10.515cm">
          <text:p text:style-name="P1"><text:span text:style-name="T1">JOP</text:span></text:p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svg:x1="9.373cm" svg:y1="11.341cm" svg:x2="10.699cm" svg:y2="11.341cm" draw:start-shape="id62" draw:start-glue-point="10" draw:end-shape="id63" draw:end-glue-point="6" svg:d="M9373 11341h1326" svg:viewBox="0 0 1327 1">
          <text:p/>
        </draw:connector>
        <draw:connector draw:style-name="gr17" draw:text-style-name="P11" draw:layer="layout" svg:x1="12.604cm" svg:y1="11.341cm" svg:x2="14.636cm" svg:y2="11.341cm" draw:start-shape="id63" draw:start-glue-point="10" draw:end-shape="id64" draw:end-glue-point="3" svg:d="M12604 11341h2032" svg:viewBox="0 0 2033 1">
          <text:p/>
        </draw:connector>
        <draw:connector draw:style-name="gr17" draw:text-style-name="P11" draw:layer="layout" svg:x1="16.541cm" svg:y1="11.341cm" svg:x2="18.192cm" svg:y2="11.341cm" draw:start-shape="id64" draw:start-glue-point="10" draw:end-shape="id65" draw:end-glue-point="6" svg:d="M16541 11341h1651" svg:viewBox="0 0 1652 1">
          <text:p/>
        </draw:connector>
        <draw:connector draw:style-name="gr17" draw:text-style-name="P11" draw:layer="layout" draw:line-skew="0cm 2.032cm" svg:x1="23.724cm" svg:y1="4.61cm" svg:x2="7.468cm" svg:y2="11.341cm" draw:start-shape="id61" draw:start-glue-point="10" draw:end-shape="id62" draw:end-glue-point="6" svg:d="M23724 4610h501v5398h-17259v1333h502" svg:viewBox="0 0 17260 6732">
          <text:p/>
        </draw:connector>
        <draw:custom-shape draw:style-name="gr43" draw:text-style-name="P2" xml:id="id66" draw:id="id66" draw:layer="layout" svg:width="1.905cm" svg:height="1.652cm" svg:x="18.136cm" svg:y="15.343cm">
          <text:p text:style-name="P1"><text:span text:style-name="T1">JOP</text:span></text:p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xml:id="id67" draw:id="id67" draw:layer="layout" svg:width="1.905cm" svg:height="1.652cm" svg:x="14.667cm" svg:y="15.342cm">
          <text:p text:style-name="P1"><text:span text:style-name="T1">JOP</text:span></text:p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xml:id="id68" draw:id="id68" draw:layer="layout" svg:width="1.905cm" svg:height="1.652cm" svg:x="10.77cm" svg:y="15.342cm">
          <text:p text:style-name="P1"><text:span text:style-name="T1">JOP</text:span></text:p>
          <text:p text:style-name="P1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xml:id="id69" draw:id="id69" draw:layer="layout" svg:width="1.905cm" svg:height="1.652cm" svg:x="7.468cm" svg:y="15.343cm">
          <text:p text:style-name="P1"><text:span text:style-name="T1">JOP</text:span></text:p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svg:x1="18.136cm" svg:y1="16.169cm" svg:x2="16.572cm" svg:y2="16.168cm" draw:start-shape="id66" draw:start-glue-point="6" draw:end-shape="id67" draw:end-glue-point="10" svg:d="M18136 16169h-782v-1h-782" svg:viewBox="0 0 1565 2">
          <text:p/>
        </draw:connector>
        <draw:connector draw:style-name="gr17" draw:text-style-name="P11" draw:layer="layout" svg:x1="14.667cm" svg:y1="16.168cm" svg:x2="12.675cm" svg:y2="16.168cm" draw:start-shape="id67" draw:start-glue-point="6" draw:end-shape="id68" draw:end-glue-point="1" svg:d="M14667 16168h-1992" svg:viewBox="0 0 1993 1">
          <text:p/>
        </draw:connector>
        <draw:connector draw:style-name="gr17" draw:text-style-name="P11" draw:layer="layout" svg:x1="10.77cm" svg:y1="16.168cm" svg:x2="9.373cm" svg:y2="16.169cm" draw:start-shape="id68" draw:start-glue-point="6" draw:end-shape="id69" draw:end-glue-point="10" svg:d="M10770 16168h-699v1h-698" svg:viewBox="0 0 1398 2">
          <text:p/>
        </draw:connector>
        <draw:frame draw:style-name="gr44" draw:text-style-name="P4" draw:layer="layout" svg:width="3.104cm" svg:height="1.571cm" svg:x="7.285cm" svg:y="12.501cm">
          <draw:text-box>
            <text:p><text:span text:style-name="T2">ZBusW=</text:span><text:span text:style-name="T2">1</text:span></text:p>
            <text:p><text:span text:style-name="T2">MARBusR=1</text:span></text:p>
          </draw:text-box>
        </draw:frame>
        <draw:frame draw:style-name="gr44" draw:text-style-name="P4" draw:layer="layout" svg:width="3.106cm" svg:height="1.571cm" svg:x="10.46cm" svg:y="12.628cm">
          <draw:text-box>
            <text:p><text:span text:style-name="T2">RegSel=1</text:span></text:p>
            <text:p><text:span text:style-name="T2">RegMode=Out</text:span></text:p>
            <text:p><text:span text:style-name="T2"/></text:p>
          </draw:text-box>
        </draw:frame>
        <draw:frame draw:style-name="gr44" draw:text-style-name="P4" draw:layer="layout" svg:width="3.106cm" svg:height="1.571cm" svg:x="14.341cm" svg:y="12.548cm">
          <draw:text-box>
            <text:p><text:span text:style-name="T2">RegSel=1</text:span></text:p>
            <text:p><text:span text:style-name="T2">RegMode=Out</text:span></text:p>
          </draw:text-box>
        </draw:frame>
        <draw:frame draw:style-name="gr44" draw:text-style-name="P4" draw:layer="layout" svg:width="3.104cm" svg:height="1.571cm" svg:x="17.953cm" svg:y="12.548cm">
          <draw:text-box>
            <text:p><text:span text:style-name="T2">XBusR=1</text:span></text:p>
            <text:p><text:span text:style-name="T2">IRBusZ =1</text:span></text:p>
          </draw:text-box>
        </draw:frame>
        <draw:connector draw:style-name="gr17" draw:text-style-name="P11" draw:layer="layout" draw:line-skew="1.602cm" svg:x1="20.097cm" svg:y1="11.341cm" svg:x2="20.041cm" svg:y2="16.169cm" draw:start-shape="id65" draw:start-glue-point="10" draw:end-shape="id66" draw:end-glue-point="10" svg:d="M20097 11341h2103v4828h-2159" svg:viewBox="0 0 2160 4829">
          <text:p/>
        </draw:connector>
        <draw:line draw:style-name="gr24" draw:text-style-name="P1" draw:layer="layout" svg:x1="2.642cm" svg:y1="6.706cm" svg:x2="0.991cm" svg:y2="6.706cm">
          <text:p/>
        </draw:line>
        <draw:line draw:style-name="gr23" draw:text-style-name="P11" draw:layer="layout" svg:x1="7.468cm" svg:y1="16.231cm" svg:x2="0.991cm" svg:y2="16.231cm">
          <text:p/>
        </draw:line>
        <draw:frame draw:style-name="gr44" draw:text-style-name="P4" draw:layer="layout" svg:width="3.104cm" svg:height="1.571cm" svg:x="7.214cm" svg:y="17.628cm">
          <draw:text-box>
            <text:p><text:span text:style-name="T2">PCBusR1</text:span></text:p>
            <text:p><text:span text:style-name="T2">MARBusW=1</text:span></text:p>
          </draw:text-box>
        </draw:frame>
        <draw:frame draw:style-name="gr44" draw:text-style-name="P4" draw:layer="layout" svg:width="3.104cm" svg:height="1.571cm" svg:x="10.714cm" svg:y="17.755cm">
          <draw:text-box>
            <text:p><text:span text:style-name="T2">MARBusW=1</text:span></text:p>
          </draw:text-box>
        </draw:frame>
        <draw:frame draw:style-name="gr44" draw:text-style-name="P4" draw:layer="layout" svg:width="3.104cm" svg:height="1.571cm" svg:x="14.514cm" svg:y="17.675cm">
          <draw:text-box>
            <text:p><text:span text:style-name="T2">delay=1</text:span></text:p>
          </draw:text-box>
        </draw:frame>
        <draw:frame draw:style-name="gr44" draw:text-style-name="P4" draw:layer="layout" svg:width="3.104cm" svg:height="1.571cm" svg:x="17.882cm" svg:y="17.675cm">
          <draw:text-box>
            <text:p><text:span text:style-name="T2">ALUop=ANY</text:span></text:p>
            <text:p><text:span text:style-name="T2">IRBusZ =1</text:span></text:p>
          </draw:text-box>
        </draw:frame>
        <draw:frame draw:style-name="gr44" draw:text-style-name="P4" draw:layer="layout" svg:width="3.104cm" svg:height="1.571cm" svg:x="23.343cm" svg:y="2.007cm">
          <draw:text-box>
            <text:p><text:span text:style-name="T2">ALUOp=ADD</text:span></text:p>
            <text:p><text:span text:style-name="T2">ZBusW=1</text:span></text:p>
            <text:p><text:span text:style-name="T2"/></text:p>
          </draw:text-box>
        </draw:frame>
        <draw:frame draw:style-name="gr47" draw:text-style-name="P3" draw:layer="layout" svg:width="2.159cm" svg:height="1.016cm" svg:x="3.785cm" svg:y="3.785cm">
          <draw:text-box>
            <text:p><text:span text:style-name="T2">RegZ=1</text:span></text:p>
          </draw:text-box>
        </draw:frame>
        <draw:frame draw:style-name="gr47" draw:text-style-name="P3" draw:layer="layout" svg:width="2.159cm" svg:height="1.016cm" svg:x="4.166cm" svg:y="9.5cm">
          <draw:text-box>
            <text:p><text:span text:style-name="T2">RegZ=0</text:span></text:p>
          </draw:text-box>
        </draw:frame>
        <draw:frame draw:style-name="gr48" draw:text-style-name="P4" draw:layer="layout" svg:width="3.106cm" svg:height="1.57cm" svg:x="2.457cm" svg:y="7.422cm">
          <draw:text-box>
            <text:p><text:span text:style-name="T2">RegSel=2</text:span></text:p>
            <text:p><text:span text:style-name="T2">RegMode=Out</text:span></text:p>
          </draw:text-box>
        </draw:frame>
        <draw:frame draw:style-name="gr48" draw:text-style-name="P4" draw:layer="layout" svg:width="3.106cm" svg:height="1.571cm" svg:x="7.341cm" svg:y="3.658cm">
          <draw:text-box>
            <text:p><text:span text:style-name="T2">RegSel=2</text:span></text:p>
            <text:p><text:span text:style-name="T2">RegMode=Out</text:span></text:p>
            <text:p><text:span text:style-name="T2">XBusR=1</text:span></text:p>
          </draw:text-box>
        </draw:frame>
        <draw:frame draw:style-name="gr48" draw:text-style-name="P4" draw:layer="layout" svg:width="3.106cm" svg:height="1.571cm" svg:x="10.77cm" svg:y="3.611cm">
          <draw:text-box>
            <text:p><text:span text:style-name="T2">RegSel=2</text:span></text:p>
            <text:p><text:span text:style-name="T2">RegMode=Out</text:span></text:p>
            <text:p><text:span text:style-name="T2">XBusR=1</text:span></text:p>
          </draw:text-box>
        </draw:frame>
        <draw:frame draw:style-name="gr49" draw:text-style-name="P4" draw:layer="layout" svg:width="3.144cm" svg:height="1.571cm" svg:x="18.207cm" svg:y="3.658cm">
          <draw:text-box>
            <text:p><text:span text:style-name="T2">YBusR=1</text:span></text:p>
            <text:p><text:span text:style-name="T2">Bus = -1</text:span></text:p>
            <text:p><text:span text:style-name="T2">CNTRLBusW=1</text:span></text:p>
          </draw:text-box>
        </draw:frame>
        <draw:frame draw:style-name="gr44" draw:text-style-name="P4" draw:layer="layout" svg:width="3.144cm" svg:height="1.571cm" svg:x="14.27cm" svg:y="7.468cm">
          <draw:text-box>
            <text:p><text:span text:style-name="T2">YBusR=1</text:span></text:p>
            <text:p><text:span text:style-name="T2">Bus = 1</text:span></text:p>
            <text:p><text:span text:style-name="T2">CNTRLBusW=1</text:span></text:p>
          </draw:text-box>
        </draw:frame>
        <draw:frame draw:style-name="gr48" draw:text-style-name="P4" draw:layer="layout" svg:width="3.106cm" svg:height="1.571cm" svg:x="7.214cm" svg:y="7.515cm">
          <draw:text-box>
            <text:p><text:span text:style-name="T2">RegSel=2</text:span></text:p>
            <text:p><text:span text:style-name="T2">PCBusW=1</text:span></text:p>
            <text:p><text:span text:style-name="T2">XBusR=1</text:span></text:p>
          </draw:text-box>
        </draw:frame>
        <draw:frame draw:style-name="gr49" draw:text-style-name="P4" draw:layer="layout" svg:width="3.144cm" svg:height="1.571cm" svg:x="18.08cm" svg:y="7.515cm">
          <draw:text-box>
            <text:p><text:span text:style-name="T2">YBusR=1</text:span></text:p>
            <text:p><text:span text:style-name="T2">Bus = 1</text:span></text:p>
            <text:p><text:span text:style-name="T2">CNTRLBusW=1</text:span></text:p>
          </draw:text-box>
        </draw:frame>
        <draw:frame draw:style-name="gr48" draw:text-style-name="P4" draw:layer="layout" svg:width="3.106cm" svg:height="1.571cm" svg:x="10.643cm" svg:y="7.548cm">
          <draw:text-box>
            <text:p><text:span text:style-name="T2">RegSel=2</text:span></text:p>
            <text:p><text:span text:style-name="T2">PCBusW=1</text:span></text:p>
            <text:p><text:span text:style-name="T2">XBusR=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19:20:09.829064148</meta:creation-date>
    <dc:date>2016-03-11T12:10:36.374713693</dc:date>
    <meta:editing-duration>PT2H19M24S</meta:editing-duration>
    <meta:editing-cycles>14</meta:editing-cycles>
    <meta:generator>LibreOffice/5.0.5.2$Linux_X86_64 LibreOffice_project/00m0$Build-2</meta:generator>
    <meta:document-statistic meta:object-count="219"/>
  </office:meta>
</office:document-meta>
</file>